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5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0.407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2.314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10.13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621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4"/>
        <table:table-row table:style-name="ro1">
          <table:table-cell table:number-columns-repeated="2"/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Touch</text:p>
            <text:p>Screen</text:p>
          </table:table-cell>
          <table:table-cell table:style-name="ce4" office:value-type="string" calcext:value-type="string">
            <text:p>API</text:p>
          </table:table-cell>
          <table:table-cell office:value-type="string" calcext:value-type="string">
            <text:p>Body</text:p>
            <text:p>Battery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Forerunner 945</text:p>
          </table:table-cell>
          <table:table-cell office:value-type="string" calcext:value-type="string">
            <text:p>Round</text:p>
          </table:table-cell>
          <table:table-cell table:number-columns-repeated="2"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330" calcext:value-type="float">
            <text:p>33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Venu 2S</text:p>
          </table:table-cell>
          <table:table-cell office:value-type="string" calcext:value-type="string">
            <text:p>Round</text:p>
          </table:table-cell>
          <table:table-cell table:number-columns-repeated="2"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2" table:number-rows-repeated="10485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armin-Icons-Font" table:style-name="ta1">
        <table:table-column table:style-name="co2" table:number-columns-repeated="2" table:default-cell-style-name="ce4"/>
        <table:table-column table:style-name="co16" table:default-cell-style-name="ce4"/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Step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oor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tive Minute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Heart-Rat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Notification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alorie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Distanc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Bluetooth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Battery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style-name="ce6" office:value-type="string" calcext:value-type="string">
            <text:p>Alarm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6" office:value-type="string" calcext:value-type="string">
            <text:p>Altitud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style-name="ce6" office:value-type="string" calcext:value-type="string">
            <text:p>Temperatur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Sunrise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style-name="ce6" office:value-type="string" calcext:value-type="string">
            <text:p>Sunrise-Sunse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style-name="ce6" office:value-type="string" calcext:value-type="string">
            <text:p>Pressure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Humidity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Body-Battery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me-to-Recovery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ress</text:p>
          </table:table-cell>
        </table:table-row>
        <table:table-row table:style-name="ro2" table:number-rows-repeated="104855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armin-Icons-Size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4"/>
        <table:table-column table:style-name="co6" table:default-cell-style-name="Default"/>
        <table:table-column table:style-name="co2" table:default-cell-style-name="ce4"/>
        <table:table-row table:style-name="ro2">
          <table:table-cell table:number-columns-repeated="3"/>
          <table:table-cell office:value-type="string" calcext:value-type="string">
            <text:p>Garmin-Icons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R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aptain Marvel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9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ivoactive 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ndur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 2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2 Mach 1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Rectangle</text:p>
          </table:table-cell>
          <table:table-cell office:value-type="float" office:value="148" calcext:value-type="float">
            <text:p>14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920XT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ectangl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nu SQ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mi-octagon</text:p>
          </table:table-cell>
          <table:table-cell table:number-columns-repeated="2" office:value-type="float" office:value="176" calcext:value-type="float">
            <text:p>176</text:p>
          </table:table-cell>
          <table:table-cell/>
          <table:table-cell office:value-type="string" calcext:value-type="string">
            <text:p>Descent G1</text:p>
          </table:table-cell>
          <table:table-cell/>
        </table:table-row>
        <table:table-row table:style-name="ro2">
          <table:table-cell office:value-type="string" calcext:value-type="string">
            <text:p>Semi-octagon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Instinct 2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mi-round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FR230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ata Field 4" table:style-name="ta1"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4"/>
        <table:table-column table:style-name="co12" table:default-cell-style-name="ce4"/>
        <table:table-column table:style-name="co8" table:default-cell-style-name="Default"/>
        <table:table-column table:style-name="co11" table:number-columns-repeated="2" table:default-cell-style-name="ce4"/>
        <table:table-column table:style-name="co12" table:default-cell-style-name="ce4"/>
        <table:table-row table:style-name="ro2">
          <table:table-cell table:number-columns-repeated="6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tterywidth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tterywidth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4"/>
          <table:table-cell office:value-type="string" calcext:value-type="string">
            <text:p>FR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4"/>
          <table:table-cell office:value-type="string" calcext:value-type="string">
            <text:p>Captain Marvel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4"/>
          <table:table-cell office:value-type="string" calcext:value-type="string">
            <text:p>FR94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4"/>
          <table:table-cell office:value-type="string" calcext:value-type="string">
            <text:p>Vivoactive 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4"/>
          <table:table-cell office:value-type="string" calcext:value-type="string">
            <text:p>Enduro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4"/>
          <table:table-cell office:value-type="string" calcext:value-type="string">
            <text:p>Venu 2S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48" calcext:value-type="float">
            <text:p>24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4"/>
          <table:table-cell office:value-type="string" calcext:value-type="string">
            <text:p>Venu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4"/>
          <table:table-cell office:value-type="string" calcext:value-type="string">
            <text:p>D2 Mach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82" calcext:value-type="float">
            <text:p>28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87" calcext:value-type="float">
            <text:p>287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number-columns-repeated="3"/>
          <table:table-cell table:style-name="ce4"/>
          <table:table-cell table:number-columns-repeated="9"/>
        </table:table-row>
        <table:table-row table:style-name="ro2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style-name="ce4"/>
          <table:table-cell table:number-columns-repeated="9"/>
        </table:table-row>
        <table:table-row table:style-name="ro2">
          <table:table-cell table:number-columns-repeated="3"/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Rectangle</text:p>
          </table:table-cell>
          <table:table-cell office:value-type="float" office:value="148" calcext:value-type="float">
            <text:p>148</text:p>
          </table:table-cell>
          <table:table-cell office:value-type="float" office:value="205" calcext:value-type="float">
            <text:p>205</text:p>
          </table:table-cell>
          <table:table-cell table:style-name="ce4"/>
          <table:table-cell office:value-type="string" calcext:value-type="string">
            <text:p>Vivoactive 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Rectangle</text:p>
          </table:table-cell>
          <table:table-cell office:value-type="float" office:value="205" calcext:value-type="float">
            <text:p>205</text:p>
          </table:table-cell>
          <table:table-cell office:value-type="float" office:value="148" calcext:value-type="float">
            <text:p>148</text:p>
          </table:table-cell>
          <table:table-cell table:style-name="ce4"/>
          <table:table-cell office:value-type="string" calcext:value-type="string">
            <text:p>Vivoactive HR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ctangle</text:p>
          </table:table-cell>
          <table:table-cell table:number-columns-repeated="2" office:value-type="float" office:value="240" calcext:value-type="float">
            <text:p>240</text:p>
          </table:table-cell>
          <table:table-cell table:style-name="ce4"/>
          <table:table-cell office:value-type="string" calcext:value-type="string">
            <text:p>Venu SQ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3"/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Semi-round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table:style-name="ce4"/>
          <table:table-cell office:value-type="string" calcext:value-type="string">
            <text:p>FR23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</table:table-row>
        <table:table-row table:style-name="ro2" table:number-rows-repeated="104855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Not Supported" table:style-name="ta1">
        <table:table-column table:style-name="co13" table:default-cell-style-name="Default"/>
        <table:table-column table:style-name="co14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scent G1</text:p>
          </table:table-cell>
          <table:table-cell office:value-type="string" calcext:value-type="string">
            <text:p>Exception: Palette cannot exceed the system palette size</text:p>
          </table:table-cell>
        </table:table-row>
        <table:table-row table:style-name="ro2">
          <table:table-cell office:value-type="string" calcext:value-type="string">
            <text:p>Instinct 2</text:p>
          </table:table-cell>
          <table:table-cell office:value-type="string" calcext:value-type="string">
            <text:p>Exception: Palette cannot exceed the system palette size</text:p>
          </table:table-cell>
        </table:table-row>
        <table:table-row table:style-name="ro2">
          <table:table-cell office:value-type="string" calcext:value-type="string">
            <text:p>Instinct 2S</text:p>
          </table:table-cell>
          <table:table-cell office:value-type="string" calcext:value-type="string">
            <text:p>Exception: Palette cannot exceed the system palette size</text:p>
          </table:table-cell>
        </table:table-row>
        <table:table-row table:style-name="ro2">
          <table:table-cell office:value-type="string" calcext:value-type="string">
            <text:p>Fenix 6 Pro System 5 Preview</text:p>
          </table:table-cell>
          <table:table-cell office:value-type="string" calcext:value-type="string">
            <text:p>Demo version – Problem during EXPORT</text:p>
          </table:table-cell>
        </table:table-row>
        <table:table-row table:style-name="ro2">
          <table:table-cell office:value-type="string" calcext:value-type="string">
            <text:p>Epix</text:p>
          </table:table-cell>
          <table:table-cell office:value-type="string" calcext:value-type="string">
            <text:p>Could not find symbol 'ceil'</text:p>
          </table:table-cell>
        </table:table-row>
        <table:table-row table:style-name="ro2">
          <table:table-cell office:value-type="string" calcext:value-type="string">
            <text:p>Venu 2 System 5 Preview</text:p>
          </table:table-cell>
          <table:table-cell office:value-type="string" calcext:value-type="string">
            <text:p>Could not find symbol 'ceil'</text:p>
          </table:table-cell>
        </table:table-row>
      </table:table>
      <table:table table:name="timeToRecovery" table:style-name="ta1">
        <table:table-column table:style-name="co2" table:number-columns-repeated="2" table:default-cell-style-name="ce4"/>
        <table:table-column table:style-name="co15" table:default-cell-style-name="ce4"/>
        <table:table-row table:style-name="ro2">
          <table:table-cell office:value-type="string" calcext:value-type="string">
            <text:p>API ≥ 330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Enduro</text:p>
          </table:table-cell>
          <table:table-cell office:value-type="string" calcext:value-type="string">
            <text:p>enduro</text:p>
          </table:table-cell>
          <table:table-cell/>
        </table:table-row>
        <table:table-row table:style-name="ro2">
          <table:table-cell office:value-type="string" calcext:value-type="string">
            <text:p>Venu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006-B3226-0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8:24:04.024000000</meta:creation-date>
    <meta:generator>LibreOffice/7.3.5.2$Windows_x86 LibreOffice_project/184fe81b8c8c30d8b5082578aee2fed2ea847c01</meta:generator>
    <dc:date>2022-08-26T11:38:45.586000000</dc:date>
    <meta:editing-duration>PT9H25M34S</meta:editing-duration>
    <meta:editing-cycles>25</meta:editing-cycles>
    <meta:document-statistic meta:table-count="6" meta:cell-count="283" meta:object-count="0"/>
  </office:meta>
</office:document-meta>
</file>